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8-Code_README</text:p>
      <text:p text:style-name="Standard"/>
      <text:p text:style-name="Standard"><text:span text:style-name="T1">File 1</text:span> – GameManager.cs - C#</text:p>
      <text:p text:style-name="Standard"/>
      <text:p text:style-name="Standard">The file contains the GameManager class. </text:p>
      <text:p text:style-name="Standard"/>
      <text:p text:style-name="Standard">Usage: Attach this to the Game Manager and set up as in previous chapters</text:p>
      <text:p text:style-name="Standard"/>
      <text:p text:style-name="Standard"><text:span text:style-name="T1">File 2</text:span> – SoundManager.cs - C#</text:p>
      <text:p text:style-name="Standard"/>
      <text:p text:style-name="Standard">The file contains the SoundManager class.</text:p>
      <text:p text:style-name="Standard"/>
      <text:p text:style-name="Standard">Usage: Attach this to the Sound Manager prefab and setup as in this chapter</text:p>
      <text:p text:style-name="Standard"/>
      <text:p text:style-name="Standard"><text:span text:style-name="T1">File 3</text:span> – sound1.wav – audio file</text:p>
      <text:p text:style-name="Standard"/>
      <text:p text:style-name="Standard"><text:span text:style-name="T1">File 4</text:span> – sound2.wav – audio file</text:p>
      <text:p text:style-name="Standard"/>
      <text:p text:style-name="Standard"><text:span text:style-name="T1">File 5</text:span> – sound3.wav – audio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11-07T20:23:31.38</dc:date>
    <dc:creator>Ryan Watkins</dc:creator>
    <meta:editing-duration>PT46M25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10" meta:word-count="74" meta:character-count="402"/>
  </office:meta>
</office:document-meta>
</file>